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layout-cache" manifest:media-type="application/binary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a230"/>
    </style:style>
    <style:style style:name="P2" style:family="paragraph" style:parent-style-name="Standard">
      <style:paragraph-properties fo:text-align="start" style:justify-single-word="false"/>
      <style:text-properties officeooo:paragraph-rsid="0015a230"/>
    </style:style>
    <style:style style:name="P3" style:family="paragraph" style:parent-style-name="Standard">
      <style:paragraph-properties fo:text-align="start" style:justify-single-word="false"/>
      <style:text-properties officeooo:paragraph-rsid="0018e7c8"/>
    </style:style>
    <style:style style:name="P4" style:family="paragraph" style:parent-style-name="Standard">
      <style:paragraph-properties fo:text-align="start" style:justify-single-word="false"/>
      <style:text-properties officeooo:paragraph-rsid="001a351f"/>
    </style:style>
    <style:style style:name="P5" style:family="paragraph" style:parent-style-name="Standard">
      <style:paragraph-properties fo:text-align="start" style:justify-single-word="false"/>
      <style:text-properties officeooo:paragraph-rsid="001ca749"/>
    </style:style>
    <style:style style:name="P6" style:family="paragraph" style:parent-style-name="Standard">
      <style:paragraph-properties fo:text-align="start" style:justify-single-word="false"/>
      <style:text-properties officeooo:paragraph-rsid="001cabe6"/>
    </style:style>
    <style:style style:name="P7" style:family="paragraph" style:parent-style-name="Standard">
      <style:paragraph-properties fo:text-align="start" style:justify-single-word="false"/>
      <style:text-properties officeooo:paragraph-rsid="001fc033"/>
    </style:style>
    <style:style style:name="P8" style:family="paragraph" style:parent-style-name="Standard">
      <style:paragraph-properties fo:text-align="start" style:justify-single-word="false"/>
      <style:text-properties officeooo:paragraph-rsid="00210d81"/>
    </style:style>
    <style:style style:name="P9" style:family="paragraph" style:parent-style-name="Standard">
      <style:paragraph-properties fo:text-align="start" style:justify-single-word="false"/>
      <style:text-properties officeooo:paragraph-rsid="0023d72d"/>
    </style:style>
    <style:style style:name="P10" style:family="paragraph" style:parent-style-name="Standard">
      <style:paragraph-properties fo:text-align="start" style:justify-single-word="false"/>
      <style:text-properties officeooo:rsid="00620246" officeooo:paragraph-rsid="0015a230"/>
    </style:style>
    <style:style style:name="P11" style:family="paragraph" style:parent-style-name="Standard">
      <style:paragraph-properties fo:text-align="start" style:justify-single-word="false"/>
      <style:text-properties fo:font-size="15pt" officeooo:paragraph-rsid="0015a230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2148b" officeooo:paragraph-rsid="0015a230" style:font-size-asian="15pt" style:font-size-complex="15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5pt" officeooo:rsid="006a32fb" officeooo:paragraph-rsid="0018b614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2361d1" officeooo:paragraph-rsid="0015a230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6a32fb" officeooo:paragraph-rsid="0015a230" style:font-size-asian="15pt" style:font-weight-asian="bold" style:font-size-complex="15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5pt" fo:font-weight="bold" officeooo:rsid="006a32fb" officeooo:paragraph-rsid="0015a230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2361d1" officeooo:paragraph-rsid="0015a230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officeooo:paragraph-rsid="0015a230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4c8c" officeooo:paragraph-rsid="0015a23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sub 58%" fo:font-size="15pt" officeooo:rsid="002361d1" officeooo:paragraph-rsid="0015a230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5pt" style:text-underline-style="solid" style:text-underline-width="auto" style:text-underline-color="font-color" fo:font-weight="bold" officeooo:rsid="002361d1" officeooo:paragraph-rsid="0015a230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5pt" fo:font-weight="bold" officeooo:rsid="002361d1" officeooo:paragraph-rsid="0015a230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5pt" fo:font-weight="bold" officeooo:rsid="0038544e" officeooo:paragraph-rsid="0015a230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5pt" fo:font-weight="normal" officeooo:rsid="002361d1" officeooo:paragraph-rsid="0015a230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5pt" fo:font-weight="normal" officeooo:rsid="0033a988" officeooo:paragraph-rsid="0015a230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5pt" fo:font-weight="normal" officeooo:rsid="003b1757" officeooo:paragraph-rsid="0015a230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sub 58%" fo:font-size="15pt" fo:letter-spacing="normal" fo:font-weight="normal" officeooo:rsid="0024911d" officeooo:paragraph-rsid="0015a230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font-size="15pt" fo:letter-spacing="normal" fo:font-weight="bold" officeooo:rsid="0024911d" officeooo:paragraph-rsid="0015a230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font-size="15pt" fo:letter-spacing="normal" fo:font-weight="bold" officeooo:rsid="00268c4d" officeooo:paragraph-rsid="0015a230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font-size="15pt" fo:letter-spacing="normal" fo:font-weight="bold" officeooo:rsid="002822f0" officeooo:paragraph-rsid="0015a230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font-size="15pt" fo:letter-spacing="normal" fo:font-weight="bold" officeooo:rsid="002d34cb" officeooo:paragraph-rsid="0015a230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font-size="15pt" fo:letter-spacing="normal" fo:font-weight="normal" officeooo:rsid="00268c4d" officeooo:paragraph-rsid="0015a230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015a23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43e05d" officeooo:paragraph-rsid="0015a230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24911d" officeooo:paragraph-rsid="0015a230"/>
    </style:style>
    <style:style style:name="P36" style:family="paragraph" style:parent-style-name="Standard">
      <style:paragraph-properties fo:text-align="start" style:justify-single-word="false"/>
      <style:text-properties officeooo:rsid="00270eec" officeooo:paragraph-rsid="0015a230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70eec" officeooo:paragraph-rsid="0015a23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822f0" officeooo:paragraph-rsid="0015a23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super 58%" fo:font-size="15pt" fo:font-weight="bold" officeooo:rsid="0033a988" officeooo:paragraph-rsid="0015a230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rsid="0043e05d" officeooo:paragraph-rsid="0015a230"/>
    </style:style>
    <style:style style:name="P41" style:family="paragraph" style:parent-style-name="Standard" style:list-style-name="L5">
      <style:paragraph-properties fo:margin-top="0.201cm" fo:margin-bottom="0.201cm" loext:contextual-spacing="false" fo:text-align="start" style:justify-single-word="false"/>
      <style:text-properties officeooo:paragraph-rsid="0015a230"/>
    </style:style>
    <style:style style:name="P42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fo:font-size="15pt" style:text-underline-style="none" fo:font-weight="normal" officeooo:rsid="002b4a09" officeooo:paragraph-rsid="0015a230" style:font-size-asian="15pt" style:font-weight-asian="normal" style:font-size-complex="15pt" style:font-weight-complex="normal"/>
    </style:style>
    <style:style style:name="T1" style:family="text">
      <style:text-properties style:text-position="0% 100%" fo:font-size="13pt" fo:font-weight="bold" officeooo:rsid="00474dad" style:font-size-asian="13pt" style:font-weight-asian="bold" style:font-size-complex="13pt" style:font-weight-complex="bold"/>
    </style:style>
    <style:style style:name="T2" style:family="text">
      <style:text-properties style:text-position="0% 100%" fo:font-size="13pt" fo:font-weight="bold" officeooo:rsid="0033a988" style:font-size-asian="13pt" style:font-weight-asian="bold" style:font-size-complex="13pt" style:font-weight-complex="bold"/>
    </style:style>
    <style:style style:name="T3" style:family="text">
      <style:text-properties style:text-position="0% 100%" fo:font-size="13pt" fo:font-weight="bold" officeooo:rsid="0045cb56" style:font-size-asian="13pt" style:font-weight-asian="bold" style:font-size-complex="13pt" style:font-weight-complex="bold"/>
    </style:style>
    <style:style style:name="T4" style:family="text">
      <style:text-properties style:text-position="0% 100%" fo:font-size="13pt" fo:font-weight="bold" officeooo:rsid="005f2c37" style:font-size-asian="13pt" style:font-weight-asian="bold" style:font-size-complex="13pt" style:font-weight-complex="bold"/>
    </style:style>
    <style:style style:name="T5" style:family="text">
      <style:text-properties style:text-position="0% 100%" fo:font-size="13pt" fo:font-weight="bold" officeooo:rsid="004745f1" style:font-size-asian="13pt" style:font-weight-asian="bold" style:font-size-complex="13pt" style:font-weight-complex="bold"/>
    </style:style>
    <style:style style:name="T6" style:family="text">
      <style:text-properties style:text-position="0% 100%" fo:font-size="15pt" fo:font-weight="bold" officeooo:rsid="0055b442" style:font-size-asian="15pt" style:font-weight-asian="bold" style:font-size-complex="15pt" style:font-weight-complex="bold"/>
    </style:style>
    <style:style style:name="T7" style:family="text">
      <style:text-properties style:text-position="0% 100%" fo:font-size="15pt" fo:font-weight="bold" officeooo:rsid="002361d1" style:font-size-asian="15pt" style:font-weight-asian="bold" style:font-size-complex="15pt" style:font-weight-complex="bold"/>
    </style:style>
    <style:style style:name="T8" style:family="text">
      <style:text-properties style:text-position="0% 100%" fo:font-size="15pt" fo:font-weight="bold" officeooo:rsid="003307a2" style:font-size-asian="15pt" style:font-weight-asian="bold" style:font-size-complex="15pt" style:font-weight-complex="bold"/>
    </style:style>
    <style:style style:name="T9" style:family="text">
      <style:text-properties style:text-position="0% 100%" fo:font-size="15pt" fo:font-weight="bold" officeooo:rsid="0033a988" style:font-size-asian="15pt" style:font-weight-asian="bold" style:font-size-complex="15pt" style:font-weight-complex="bold"/>
    </style:style>
    <style:style style:name="T10" style:family="text">
      <style:text-properties style:text-position="0% 100%" fo:font-size="15pt" fo:font-weight="bold" officeooo:rsid="00371d0c" style:font-size-asian="15pt" style:font-weight-asian="bold" style:font-size-complex="15pt" style:font-weight-complex="bold"/>
    </style:style>
    <style:style style:name="T11" style:family="text">
      <style:text-properties style:text-position="0% 100%" fo:font-size="15pt" fo:font-weight="bold" officeooo:rsid="00383e56" style:font-size-asian="15pt" style:font-weight-asian="bold" style:font-size-complex="15pt" style:font-weight-complex="bold"/>
    </style:style>
    <style:style style:name="T12" style:family="text">
      <style:text-properties style:text-position="0% 100%" fo:font-size="15pt" fo:font-weight="bold" officeooo:rsid="0038544e" style:font-size-asian="15pt" style:font-weight-asian="bold" style:font-size-complex="15pt" style:font-weight-complex="bold"/>
    </style:style>
    <style:style style:name="T13" style:family="text">
      <style:text-properties style:text-position="0% 100%" fo:font-size="15pt" fo:font-weight="bold" officeooo:rsid="0038ce4a" style:font-size-asian="15pt" style:font-weight-asian="bold" style:font-size-complex="15pt" style:font-weight-complex="bold"/>
    </style:style>
    <style:style style:name="T14" style:family="text">
      <style:text-properties style:text-position="0% 100%" fo:font-size="15pt" fo:font-weight="bold" officeooo:rsid="003b1757" style:font-size-asian="15pt" style:font-weight-asian="bold" style:font-size-complex="15pt" style:font-weight-complex="bold"/>
    </style:style>
    <style:style style:name="T15" style:family="text">
      <style:text-properties style:text-position="0% 100%" fo:font-size="15pt" fo:font-weight="bold" officeooo:rsid="004471cb" style:font-size-asian="15pt" style:font-weight-asian="bold" style:font-size-complex="15pt" style:font-weight-complex="bold"/>
    </style:style>
    <style:style style:name="T16" style:family="text">
      <style:text-properties style:text-position="0% 100%" fo:font-size="15pt" fo:font-weight="bold" officeooo:rsid="001731c2" style:font-size-asian="15pt" style:font-weight-asian="bold" style:font-size-complex="15pt" style:font-weight-complex="bold"/>
    </style:style>
    <style:style style:name="T17" style:family="text">
      <style:text-properties style:text-position="0% 100%" fo:font-size="15pt" fo:font-weight="bold" officeooo:rsid="0018e7c8" style:font-size-asian="15pt" style:font-weight-asian="bold" style:font-size-complex="15pt" style:font-weight-complex="bold"/>
    </style:style>
    <style:style style:name="T18" style:family="text">
      <style:text-properties style:text-position="0% 100%" fo:font-size="15pt" fo:font-weight="bold" officeooo:rsid="001a351f" style:font-size-asian="15pt" style:font-weight-asian="bold" style:font-size-complex="15pt" style:font-weight-complex="bold"/>
    </style:style>
    <style:style style:name="T19" style:family="text">
      <style:text-properties style:text-position="0% 100%" fo:font-size="15pt" fo:font-weight="bold" officeooo:rsid="0023d72d" style:font-size-asian="15pt" style:font-weight-asian="bold" style:font-size-complex="15pt" style:font-weight-complex="bold"/>
    </style:style>
    <style:style style:name="T20" style:family="text"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text-position="0% 100%" fo:font-size="15pt" fo:font-weight="normal" officeooo:rsid="0045cb56" style:font-size-asian="15pt" style:font-weight-asian="normal" style:font-size-complex="15pt" style:font-weight-complex="normal"/>
    </style:style>
    <style:style style:name="T22" style:family="text">
      <style:text-properties style:text-position="0% 100%" fo:font-size="15pt" fo:font-weight="normal" officeooo:rsid="002361d1" style:font-size-asian="15pt" style:font-weight-asian="normal" style:font-size-complex="15pt" style:font-weight-complex="normal"/>
    </style:style>
    <style:style style:name="T23" style:family="text">
      <style:text-properties style:text-position="0% 100%" fo:font-size="15pt" fo:font-weight="normal" officeooo:rsid="0033a988" style:font-size-asian="15pt" style:font-weight-asian="normal" style:font-size-complex="15pt" style:font-weight-complex="normal"/>
    </style:style>
    <style:style style:name="T24" style:family="text">
      <style:text-properties style:text-position="0% 100%" fo:font-size="15pt" fo:font-weight="normal" officeooo:rsid="00371d0c" style:font-size-asian="15pt" style:font-weight-asian="normal" style:font-size-complex="15pt" style:font-weight-complex="normal"/>
    </style:style>
    <style:style style:name="T25" style:family="text">
      <style:text-properties style:text-position="0% 100%" fo:font-size="15pt" fo:font-weight="normal" officeooo:rsid="0038ce4a" style:font-size-asian="15pt" style:font-weight-asian="normal" style:font-size-complex="15pt" style:font-weight-complex="normal"/>
    </style:style>
    <style:style style:name="T26" style:family="text">
      <style:text-properties style:text-position="0% 100%" fo:font-size="15pt" fo:font-weight="normal" officeooo:rsid="003b1757" style:font-size-asian="15pt" style:font-weight-asian="normal" style:font-size-complex="15pt" style:font-weight-complex="normal"/>
    </style:style>
    <style:style style:name="T27" style:family="text">
      <style:text-properties style:text-position="0% 100%" fo:font-size="15pt" fo:font-weight="normal" officeooo:rsid="004471cb" style:font-size-asian="15pt" style:font-weight-asian="normal" style:font-size-complex="15pt" style:font-weight-complex="normal"/>
    </style:style>
    <style:style style:name="T28" style:family="text">
      <style:text-properties style:text-position="0% 100%" fo:font-size="15pt" fo:font-weight="normal" officeooo:rsid="004b06cf" style:font-size-asian="15pt" style:font-weight-asian="normal" style:font-size-complex="15pt" style:font-weight-complex="normal"/>
    </style:style>
    <style:style style:name="T29" style:family="text">
      <style:text-properties style:text-position="0% 100%" fo:font-size="15pt" fo:font-weight="normal" officeooo:rsid="0045b868" style:font-size-asian="15pt" style:font-weight-asian="normal" style:font-size-complex="15pt" style:font-weight-complex="normal"/>
    </style:style>
    <style:style style:name="T30" style:family="text">
      <style:text-properties style:text-position="0% 100%" fo:font-size="15pt" fo:font-weight="normal" officeooo:rsid="0018e7c8" style:font-size-asian="15pt" style:font-weight-asian="normal" style:font-size-complex="15pt" style:font-weight-complex="normal"/>
    </style:style>
    <style:style style:name="T31" style:family="text">
      <style:text-properties style:text-position="0% 100%" fo:font-size="15pt" fo:font-weight="normal" officeooo:rsid="0055b442" style:font-size-asian="15pt" style:font-weight-asian="normal" style:font-size-complex="15pt" style:font-weight-complex="normal"/>
    </style:style>
    <style:style style:name="T32" style:family="text">
      <style:text-properties style:text-position="0% 100%" fo:font-size="15pt" fo:font-weight="normal" officeooo:rsid="001a351f" style:font-size-asian="15pt" style:font-weight-asian="normal" style:font-size-complex="15pt" style:font-weight-complex="normal"/>
    </style:style>
    <style:style style:name="T33" style:family="text">
      <style:text-properties style:text-position="0% 100%" fo:font-size="15pt" fo:font-weight="normal" officeooo:rsid="001731c2" style:font-size-asian="15pt" style:font-weight-asian="normal" style:font-size-complex="15pt" style:font-weight-complex="normal"/>
    </style:style>
    <style:style style:name="T34" style:family="text">
      <style:text-properties style:text-position="0% 100%" fo:font-size="15pt" fo:font-weight="normal" officeooo:rsid="003307a2" style:font-size-asian="15pt" style:font-weight-asian="normal" style:font-size-complex="15pt" style:font-weight-complex="normal"/>
    </style:style>
    <style:style style:name="T35" style:family="text">
      <style:text-properties style:text-position="0% 100%" fo:font-size="15pt" fo:font-weight="normal" officeooo:rsid="001efbbf" style:font-size-asian="15pt" style:font-weight-asian="normal" style:font-size-complex="15pt" style:font-weight-complex="normal"/>
    </style:style>
    <style:style style:name="T36" style:family="text">
      <style:text-properties style:text-position="0% 100%" fo:font-size="15pt" fo:font-weight="normal" officeooo:rsid="001fc033" style:font-size-asian="15pt" style:font-weight-asian="normal" style:font-size-complex="15pt" style:font-weight-complex="normal"/>
    </style:style>
    <style:style style:name="T37" style:family="text">
      <style:text-properties style:text-position="0% 100%" fo:font-size="15pt" fo:font-weight="normal" officeooo:rsid="0022ce32" style:font-size-asian="15pt" style:font-weight-asian="normal" style:font-size-complex="15pt" style:font-weight-complex="normal"/>
    </style:style>
    <style:style style:name="T38" style:family="text">
      <style:text-properties style:text-position="0% 100%" fo:font-size="15pt" fo:font-weight="normal" officeooo:rsid="0023d72d" style:font-size-asian="15pt" style:font-weight-asian="normal" style:font-size-complex="15pt" style:font-weight-complex="normal"/>
    </style:style>
    <style:style style:name="T39" style:family="text">
      <style:text-properties style:text-position="0% 100%" fo:font-size="15pt" style:text-underline-style="none" fo:font-weight="bold" officeooo:rsid="003307a2" style:font-size-asian="15pt" style:font-weight-asian="bold" style:font-size-complex="15pt" style:font-weight-complex="bold"/>
    </style:style>
    <style:style style:name="T40" style:family="text">
      <style:text-properties style:text-position="0% 100%" fo:font-size="15pt" style:text-underline-style="none" fo:font-weight="bold" officeooo:rsid="00224d57" style:font-size-asian="15pt" style:font-weight-asian="bold" style:font-size-complex="15pt" style:font-weight-complex="bold"/>
    </style:style>
    <style:style style:name="T41" style:family="text">
      <style:text-properties style:text-position="0% 100%" fo:font-size="15pt" style:text-underline-style="none" fo:font-weight="bold" officeooo:rsid="00257149" style:font-size-asian="15pt" style:font-weight-asian="bold" style:font-size-complex="15pt" style:font-weight-complex="bold"/>
    </style:style>
    <style:style style:name="T42" style:family="text">
      <style:text-properties style:text-position="0% 100%" fo:font-size="15pt" style:text-underline-style="none" fo:font-weight="bold" officeooo:rsid="0026b5b0" style:font-size-asian="15pt" style:font-weight-asian="bold" style:font-size-complex="15pt" style:font-weight-complex="bold"/>
    </style:style>
    <style:style style:name="T43" style:family="text">
      <style:text-properties style:text-position="0% 100%" fo:font-size="15pt" style:text-underline-style="none" fo:font-weight="bold" officeooo:rsid="0033a988" style:font-size-asian="15pt" style:font-weight-asian="bold" style:font-size-complex="15pt" style:font-weight-complex="bold"/>
    </style:style>
    <style:style style:name="T44" style:family="text">
      <style:text-properties style:text-position="0% 100%" fo:font-size="15pt" style:text-underline-style="none" fo:font-weight="bold" officeooo:rsid="00371d0c" style:font-size-asian="15pt" style:font-weight-asian="bold" style:font-size-complex="15pt" style:font-weight-complex="bold"/>
    </style:style>
    <style:style style:name="T45" style:family="text">
      <style:text-properties style:text-position="0% 100%" fo:font-size="15pt" style:text-underline-style="none" fo:font-weight="bold" officeooo:rsid="0038ce4a" style:font-size-asian="15pt" style:font-weight-asian="bold" style:font-size-complex="15pt" style:font-weight-complex="bold"/>
    </style:style>
    <style:style style:name="T46" style:family="text">
      <style:text-properties style:text-position="0% 100%" fo:font-size="15pt" style:text-underline-style="none" fo:font-weight="bold" officeooo:rsid="003b1757" style:font-size-asian="15pt" style:font-weight-asian="bold" style:font-size-complex="15pt" style:font-weight-complex="bold"/>
    </style:style>
    <style:style style:name="T47" style:family="text">
      <style:text-properties style:text-position="0% 100%" fo:font-size="15pt" style:text-underline-style="none" fo:font-weight="bold" officeooo:rsid="004d74b5" style:font-size-asian="15pt" style:font-weight-asian="bold" style:font-size-complex="15pt" style:font-weight-complex="bold"/>
    </style:style>
    <style:style style:name="T48" style:family="text">
      <style:text-properties style:text-position="0% 100%" fo:font-size="15pt" style:text-underline-style="none" fo:font-weight="normal" officeooo:rsid="00224d57" style:font-size-asian="15pt" style:font-weight-asian="normal" style:font-size-complex="15pt" style:font-weight-complex="normal"/>
    </style:style>
    <style:style style:name="T49" style:family="text">
      <style:text-properties style:text-position="0% 100%" fo:font-size="15pt" style:text-underline-style="none" fo:font-weight="normal" officeooo:rsid="00257149" style:font-size-asian="15pt" style:font-weight-asian="normal" style:font-size-complex="15pt" style:font-weight-complex="normal"/>
    </style:style>
    <style:style style:name="T50" style:family="text">
      <style:text-properties style:text-position="0% 100%" fo:font-size="15pt" style:text-underline-style="none" fo:font-weight="normal" officeooo:rsid="0029a7df" style:font-size-asian="15pt" style:font-weight-asian="normal" style:font-size-complex="15pt" style:font-weight-complex="normal"/>
    </style:style>
    <style:style style:name="T51" style:family="text">
      <style:text-properties style:text-position="0% 100%" fo:font-size="15pt" style:text-underline-style="none" fo:font-weight="normal" officeooo:rsid="0038ce4a" style:font-size-asian="15pt" style:font-weight-asian="normal" style:font-size-complex="15pt" style:font-weight-complex="normal"/>
    </style:style>
    <style:style style:name="T52" style:family="text">
      <style:text-properties style:text-position="0% 100%" fo:font-size="15pt" style:text-underline-style="none" fo:font-weight="normal" officeooo:rsid="0031be98" style:font-size-asian="15pt" style:font-weight-asian="normal" style:font-size-complex="15pt" style:font-weight-complex="normal"/>
    </style:style>
    <style:style style:name="T53" style:family="text">
      <style:text-properties style:text-position="0% 100%" fo:font-size="15pt" style:text-underline-style="none" fo:font-weight="normal" officeooo:rsid="00330e24" style:font-size-asian="15pt" style:font-weight-asian="normal" style:font-size-complex="15pt" style:font-weight-complex="normal"/>
    </style:style>
    <style:style style:name="T54" style:family="text">
      <style:text-properties style:text-position="0% 100%" fo:font-size="15pt" style:text-underline-style="none" fo:font-weight="normal" officeooo:rsid="004d74b5" style:font-size-asian="15pt" style:font-weight-asian="normal" style:font-size-complex="15pt" style:font-weight-complex="normal"/>
    </style:style>
    <style:style style:name="T55" style:family="text">
      <style:text-properties style:text-position="0% 100%" fo:font-size="15pt" style:text-underline-style="none" fo:font-weight="normal" officeooo:rsid="002b4a09" style:font-size-asian="15pt" style:font-weight-asian="normal" style:font-size-complex="15pt" style:font-weight-complex="normal"/>
    </style:style>
    <style:style style:name="T56" style:family="text">
      <style:text-properties style:text-position="0% 100%" fo:font-size="15pt" style:font-size-asian="15pt" style:font-size-complex="15pt"/>
    </style:style>
    <style:style style:name="T57" style:family="text">
      <style:text-properties style:text-position="0% 100%" fo:font-size="15pt" officeooo:rsid="003b1757" style:font-size-asian="15pt" style:font-size-complex="15pt"/>
    </style:style>
    <style:style style:name="T58" style:family="text">
      <style:text-properties style:text-position="0% 100%" fo:font-weight="normal" officeooo:rsid="006ee7b7" style:font-weight-asian="normal" style:font-weight-complex="normal"/>
    </style:style>
    <style:style style:name="T59" style:family="text">
      <style:text-properties style:text-position="0% 100%" fo:font-weight="normal" officeooo:rsid="0018b614" style:font-weight-asian="normal" style:font-weight-complex="normal"/>
    </style:style>
    <style:style style:name="T60" style:family="text">
      <style:text-properties style:text-position="0% 100%" fo:font-size="14pt" style:text-underline-style="none" fo:font-weight="bold" officeooo:rsid="001c2baa" style:font-size-asian="12.25pt" style:font-weight-asian="bold" style:font-size-complex="14pt" style:font-weight-complex="bold"/>
    </style:style>
    <style:style style:name="T61" style:family="text">
      <style:text-properties style:text-position="0% 100%" fo:font-size="14pt" style:text-underline-style="none" fo:font-weight="bold" officeooo:rsid="001f9ef0" style:font-size-asian="12.25pt" style:font-weight-asian="bold" style:font-size-complex="14pt" style:font-weight-complex="bold"/>
    </style:style>
    <style:style style:name="T62" style:family="text">
      <style:text-properties style:text-position="0% 100%" fo:font-size="14pt" style:text-underline-style="none" fo:font-weight="bold" officeooo:rsid="00218f9e" style:font-size-asian="12.25pt" style:font-weight-asian="bold" style:font-size-complex="14pt" style:font-weight-complex="bold"/>
    </style:style>
    <style:style style:name="T63" style:family="text">
      <style:text-properties style:text-position="0% 100%" fo:font-size="14pt" style:text-underline-style="none" fo:font-weight="normal" officeooo:rsid="001c2baa" style:font-size-asian="12.25pt" style:font-weight-asian="normal" style:font-size-complex="14pt" style:font-weight-complex="normal"/>
    </style:style>
    <style:style style:name="T64" style:family="text">
      <style:text-properties style:text-position="0% 100%" fo:font-size="14pt" style:text-underline-style="none" fo:font-weight="normal" officeooo:rsid="001dd82b" style:font-size-asian="12.25pt" style:font-weight-asian="normal" style:font-size-complex="14pt" style:font-weight-complex="normal"/>
    </style:style>
    <style:style style:name="T65" style:family="text">
      <style:text-properties style:text-position="0% 100%" fo:font-size="14pt" style:text-underline-style="none" fo:font-weight="normal" officeooo:rsid="001f9ef0" style:font-size-asian="12.25pt" style:font-weight-asian="normal" style:font-size-complex="14pt" style:font-weight-complex="normal"/>
    </style:style>
    <style:style style:name="T66" style:family="text">
      <style:text-properties style:text-position="0% 100%" fo:font-size="14pt" style:text-underline-style="none" fo:font-weight="normal" officeooo:rsid="00218f9e" style:font-size-asian="12.25pt" style:font-weight-asian="normal" style:font-size-complex="14pt" style:font-weight-complex="normal"/>
    </style:style>
    <style:style style:name="T67" style:family="text">
      <style:text-properties style:text-position="0% 100%" fo:font-weight="bold" officeooo:rsid="003307a2" style:font-weight-asian="bold" style:font-weight-complex="bold"/>
    </style:style>
    <style:style style:name="T68" style:family="text">
      <style:text-properties style:text-position="0% 100%" fo:font-weight="bold" officeooo:rsid="0040546c" style:font-weight-asian="bold" style:font-weight-complex="bold"/>
    </style:style>
    <style:style style:name="T69" style:family="text">
      <style:text-properties style:text-position="0% 100%" fo:font-weight="bold" officeooo:rsid="003fb798" style:font-weight-asian="bold" style:font-weight-complex="bold"/>
    </style:style>
    <style:style style:name="T70" style:family="text">
      <style:text-properties style:text-position="sub 58%"/>
    </style:style>
    <style:style style:name="T71" style:family="text">
      <style:text-properties style:text-position="sub 58%" fo:font-size="15pt" fo:font-weight="bold" officeooo:rsid="002361d1" style:font-size-asian="15pt" style:font-weight-asian="bold" style:font-size-complex="15pt" style:font-weight-complex="bold"/>
    </style:style>
    <style:style style:name="T72" style:family="text">
      <style:text-properties style:text-position="sub 58%" fo:font-size="15pt" fo:font-weight="bold" officeooo:rsid="003307a2" style:font-size-asian="15pt" style:font-weight-asian="bold" style:font-size-complex="15pt" style:font-weight-complex="bold"/>
    </style:style>
    <style:style style:name="T73" style:family="text">
      <style:text-properties style:text-position="sub 58%" fo:font-size="15pt" fo:font-weight="bold" officeooo:rsid="0033a988" style:font-size-asian="15pt" style:font-weight-asian="bold" style:font-size-complex="15pt" style:font-weight-complex="bold"/>
    </style:style>
    <style:style style:name="T74" style:family="text">
      <style:text-properties style:text-position="sub 58%" fo:font-size="15pt" fo:font-weight="bold" officeooo:rsid="00371d0c" style:font-size-asian="15pt" style:font-weight-asian="bold" style:font-size-complex="15pt" style:font-weight-complex="bold"/>
    </style:style>
    <style:style style:name="T75" style:family="text">
      <style:text-properties style:text-position="sub 58%" fo:font-size="15pt" fo:font-weight="bold" officeooo:rsid="003c7aaf" style:font-size-asian="15pt" style:font-weight-asian="bold" style:font-size-complex="15pt" style:font-weight-complex="bold"/>
    </style:style>
    <style:style style:name="T76" style:family="text">
      <style:text-properties style:text-position="sub 58%" fo:font-size="15pt" fo:font-weight="bold" officeooo:rsid="0038544e" style:font-size-asian="15pt" style:font-weight-asian="bold" style:font-size-complex="15pt" style:font-weight-complex="bold"/>
    </style:style>
    <style:style style:name="T77" style:family="text">
      <style:text-properties style:text-position="sub 58%" fo:font-size="15pt" fo:font-weight="bold" officeooo:rsid="0038ce4a" style:font-size-asian="15pt" style:font-weight-asian="bold" style:font-size-complex="15pt" style:font-weight-complex="bold"/>
    </style:style>
    <style:style style:name="T78" style:family="text">
      <style:text-properties style:text-position="sub 58%" fo:font-size="15pt" fo:font-weight="bold" officeooo:rsid="003b1757" style:font-size-asian="15pt" style:font-weight-asian="bold" style:font-size-complex="15pt" style:font-weight-complex="bold"/>
    </style:style>
    <style:style style:name="T79" style:family="text">
      <style:text-properties style:text-position="sub 58%" fo:font-size="15pt" fo:font-weight="bold" officeooo:rsid="001731c2" style:font-size-asian="15pt" style:font-weight-asian="bold" style:font-size-complex="15pt" style:font-weight-complex="bold"/>
    </style:style>
    <style:style style:name="T80" style:family="text">
      <style:text-properties style:text-position="sub 58%" fo:font-size="15pt" style:text-underline-style="none" fo:font-weight="bold" officeooo:rsid="003307a2" style:font-size-asian="15pt" style:font-weight-asian="bold" style:font-size-complex="15pt" style:font-weight-complex="bold"/>
    </style:style>
    <style:style style:name="T81" style:family="text">
      <style:text-properties style:text-position="sub 58%" fo:font-size="15pt" style:text-underline-style="none" fo:font-weight="bold" officeooo:rsid="0033a988" style:font-size-asian="15pt" style:font-weight-asian="bold" style:font-size-complex="15pt" style:font-weight-complex="bold"/>
    </style:style>
    <style:style style:name="T82" style:family="text">
      <style:text-properties style:text-position="sub 58%" fo:font-size="15pt" style:text-underline-style="none" fo:font-weight="bold" officeooo:rsid="003c7aaf" style:font-size-asian="15pt" style:font-weight-asian="bold" style:font-size-complex="15pt" style:font-weight-complex="bold"/>
    </style:style>
    <style:style style:name="T83" style:family="text">
      <style:text-properties style:text-position="sub 58%" fo:font-size="15pt" style:text-underline-style="none" fo:font-weight="bold" officeooo:rsid="0038544e" style:font-size-asian="15pt" style:font-weight-asian="bold" style:font-size-complex="15pt" style:font-weight-complex="bold"/>
    </style:style>
    <style:style style:name="T84" style:family="text">
      <style:text-properties style:text-position="sub 58%" fo:font-size="15pt" style:text-underline-style="none" fo:font-weight="bold" officeooo:rsid="004d74b5" style:font-size-asian="15pt" style:font-weight-asian="bold" style:font-size-complex="15pt" style:font-weight-complex="bold"/>
    </style:style>
    <style:style style:name="T85" style:family="text">
      <style:text-properties style:text-position="sub 58%" fo:font-size="15pt" fo:font-weight="normal" officeooo:rsid="004b06cf" style:font-size-asian="15pt" style:font-weight-asian="normal" style:font-size-complex="15pt" style:font-weight-complex="normal"/>
    </style:style>
    <style:style style:name="T86" style:family="text">
      <style:text-properties style:text-position="sub 58%" fo:font-size="15pt" fo:font-weight="normal" officeooo:rsid="001731c2" style:font-size-asian="15pt" style:font-weight-asian="normal" style:font-size-complex="15pt" style:font-weight-complex="normal"/>
    </style:style>
    <style:style style:name="T87" style:family="text">
      <style:text-properties style:text-position="sub 58%" fo:font-weight="normal" officeooo:rsid="006ee7b7" style:font-weight-asian="normal" style:font-weight-complex="normal"/>
    </style:style>
    <style:style style:name="T88" style:family="text">
      <style:text-properties style:text-position="sub 58%" fo:font-size="14pt" style:text-underline-style="none" fo:font-weight="bold" officeooo:rsid="001c2baa" style:font-size-asian="12.25pt" style:font-weight-asian="bold" style:font-size-complex="14pt" style:font-weight-complex="bold"/>
    </style:style>
    <style:style style:name="T89" style:family="text">
      <style:text-properties style:text-position="super 58%" fo:font-size="15pt" fo:font-weight="bold" officeooo:rsid="003307a2" style:font-size-asian="15pt" style:font-weight-asian="bold" style:font-size-complex="15pt" style:font-weight-complex="bold"/>
    </style:style>
    <style:style style:name="T90" style:family="text">
      <style:text-properties style:text-position="super 58%" fo:font-size="15pt" fo:font-weight="bold" officeooo:rsid="0033a988" style:font-size-asian="15pt" style:font-weight-asian="bold" style:font-size-complex="15pt" style:font-weight-complex="bold"/>
    </style:style>
    <style:style style:name="T91" style:family="text">
      <style:text-properties style:text-position="super 58%" fo:font-size="15pt" fo:font-weight="bold" officeooo:rsid="00371d0c" style:font-size-asian="15pt" style:font-weight-asian="bold" style:font-size-complex="15pt" style:font-weight-complex="bold"/>
    </style:style>
    <style:style style:name="T92" style:family="text">
      <style:text-properties style:text-position="super 58%" fo:font-size="15pt" style:text-underline-style="none" fo:font-weight="bold" officeooo:rsid="003307a2" style:font-size-asian="15pt" style:font-weight-asian="bold" style:font-size-complex="15pt" style:font-weight-complex="bold"/>
    </style:style>
    <style:style style:name="T93" style:family="text">
      <style:text-properties style:text-position="super 58%" fo:font-size="15pt" style:text-underline-style="none" fo:font-weight="bold" officeooo:rsid="0033a988" style:font-size-asian="15pt" style:font-weight-asian="bold" style:font-size-complex="15pt" style:font-weight-complex="bold"/>
    </style:style>
    <style:style style:name="T94" style:family="text">
      <style:text-properties style:text-position="super 58%" fo:font-size="15pt" style:text-underline-style="none" fo:font-weight="bold" officeooo:rsid="00371d0c" style:font-size-asian="15pt" style:font-weight-asian="bold" style:font-size-complex="15pt" style:font-weight-complex="bold"/>
    </style:style>
    <style:style style:name="T95" style:family="text">
      <style:text-properties style:text-position="super 58%" fo:font-size="15pt" style:text-underline-style="none" fo:font-weight="bold" officeooo:rsid="004d74b5" style:font-size-asian="15pt" style:font-weight-asian="bold" style:font-size-complex="15pt" style:font-weight-complex="bold"/>
    </style:style>
    <style:style style:name="T96" style:family="text">
      <style:text-properties style:text-position="super 58%" fo:font-size="15pt" fo:font-weight="normal" officeooo:rsid="004b06cf" style:font-size-asian="15pt" style:font-weight-asian="normal" style:font-size-complex="15pt" style:font-weight-complex="normal"/>
    </style:style>
    <style:style style:name="T97" style:family="text">
      <style:text-properties fo:font-size="15pt" fo:font-weight="bold" style:font-size-asian="15pt" style:font-weight-asian="bold" style:font-size-complex="15pt" style:font-weight-complex="bold"/>
    </style:style>
    <style:style style:name="T98" style:family="text">
      <style:text-properties fo:font-size="15pt" fo:font-weight="bold" officeooo:rsid="0022148b" style:font-size-asian="15pt" style:font-weight-asian="bold" style:font-size-complex="15pt" style:font-weight-complex="bold"/>
    </style:style>
    <style:style style:name="T99" style:family="text">
      <style:text-properties fo:font-size="15pt" fo:font-weight="bold" officeooo:rsid="003307a2" style:font-size-asian="15pt" style:font-weight-asian="bold" style:font-size-complex="15pt" style:font-weight-complex="bold"/>
    </style:style>
    <style:style style:name="T100" style:family="text">
      <style:text-properties fo:font-size="15pt" style:font-size-asian="15pt" style:font-size-complex="15pt"/>
    </style:style>
    <style:style style:name="T101" style:family="text">
      <style:text-properties fo:font-size="15pt" officeooo:rsid="00630424" style:font-size-asian="15pt" style:font-size-complex="15pt"/>
    </style:style>
    <style:style style:name="T102" style:family="text">
      <style:text-properties fo:font-size="15pt" officeooo:rsid="0022148b" style:font-size-asian="15pt" style:font-size-complex="15pt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6ee7b7" style:font-weight-asian="normal" style:font-weight-complex="normal"/>
    </style:style>
    <style:style style:name="T105" style:family="text">
      <style:text-properties fo:font-weight="normal" officeooo:rsid="002d34cb" style:font-weight-asian="normal" style:font-weight-complex="normal"/>
    </style:style>
    <style:style style:name="T106" style:family="text">
      <style:text-properties fo:font-weight="normal" officeooo:rsid="00574262" style:font-weight-asian="normal" style:font-weight-complex="normal"/>
    </style:style>
    <style:style style:name="T107" style:family="text">
      <style:text-properties fo:font-weight="normal" officeooo:rsid="005a97ea" style:font-weight-asian="normal" style:font-weight-complex="normal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1b4c8c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 fo:font-weight="bold" officeooo:rsid="002cc3f8" style:font-weight-asian="bold" style:font-weight-complex="bold"/>
    </style:style>
    <style:style style:name="T111" style:family="text">
      <style:text-properties fo:font-size="14pt" style:text-underline-style="none" fo:font-weight="bold" officeooo:rsid="001c2baa" style:font-size-asian="12.25pt" style:font-weight-asian="bold" style:font-size-complex="14pt" style:font-weight-complex="bold"/>
    </style:style>
    <style:style style:name="T112" style:family="text">
      <style:text-properties fo:font-size="14pt" style:text-underline-style="none" fo:font-weight="normal" officeooo:rsid="001c2baa" style:font-size-asian="12.25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position="0% 100%" fo:font-size="15pt" fo:letter-spacing="normal" fo:font-weight="bold" style:font-size-asian="15pt" style:font-weight-asian="bold" style:font-size-complex="15pt" style:font-weight-complex="bold"/>
    </style:style>
    <style:style style:name="T114" style:family="text">
      <style:text-properties fo:font-variant="normal" fo:text-transform="none" fo:color="#000000" style:text-position="0% 100%" fo:font-size="15pt" fo:letter-spacing="normal" fo:font-weight="bold" officeooo:rsid="002361d1" style:font-size-asian="15pt" style:font-weight-asian="bold" style:font-size-complex="15pt" style:font-weight-complex="bold"/>
    </style:style>
    <style:style style:name="T115" style:family="text">
      <style:text-properties fo:font-variant="normal" fo:text-transform="none" fo:color="#000000" style:text-position="0% 100%" fo:font-size="15pt" fo:letter-spacing="normal" fo:font-weight="bold" officeooo:rsid="0024911d" style:font-size-asian="15pt" style:font-weight-asian="bold" style:font-size-complex="15pt" style:font-weight-complex="bold"/>
    </style:style>
    <style:style style:name="T116" style:family="text">
      <style:text-properties fo:font-variant="normal" fo:text-transform="none" fo:color="#000000" style:text-position="0% 100%" fo:font-size="15pt" fo:letter-spacing="normal" fo:font-weight="bold" officeooo:rsid="00268c4d" style:font-size-asian="15pt" style:font-weight-asian="bold" style:font-size-complex="15pt" style:font-weight-complex="bold"/>
    </style:style>
    <style:style style:name="T117" style:family="text">
      <style:text-properties fo:font-variant="normal" fo:text-transform="none" fo:color="#000000" style:text-position="0% 100%" fo:font-size="15pt" fo:letter-spacing="normal" fo:font-weight="bold" officeooo:rsid="002822f0" style:font-size-asian="15pt" style:font-weight-asian="bold" style:font-size-complex="15pt" style:font-weight-complex="bold"/>
    </style:style>
    <style:style style:name="T118" style:family="text">
      <style:text-properties fo:font-variant="normal" fo:text-transform="none" fo:color="#000000" style:text-position="0% 100%" fo:font-size="15pt" fo:letter-spacing="normal" fo:font-weight="bold" officeooo:rsid="002e84c3" style:font-size-asian="15pt" style:font-weight-asian="bold" style:font-size-complex="15pt" style:font-weight-complex="bold"/>
    </style:style>
    <style:style style:name="T119" style:family="text">
      <style:text-properties fo:font-variant="normal" fo:text-transform="none" fo:color="#000000" style:text-position="0% 100%" fo:font-size="15pt" fo:letter-spacing="normal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0000" style:text-position="0% 100%" fo:font-size="15pt" fo:letter-spacing="normal" fo:font-weight="normal" officeooo:rsid="0024911d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000000" style:text-position="0% 100%" fo:font-size="15pt" fo:letter-spacing="normal" fo:font-weight="normal" officeooo:rsid="002361d1" style:font-size-asian="15pt" style:font-weight-asian="normal" style:font-size-complex="15pt" style:font-weight-complex="normal"/>
    </style:style>
    <style:style style:name="T122" style:family="text">
      <style:text-properties fo:font-variant="normal" fo:text-transform="none" fo:color="#000000" style:text-position="0% 100%" fo:font-size="15pt" fo:letter-spacing="normal" fo:font-weight="normal" officeooo:rsid="006553fa" style:font-size-asian="15pt" style:font-weight-asian="normal" style:font-size-complex="15pt" style:font-weight-complex="normal"/>
    </style:style>
    <style:style style:name="T123" style:family="text">
      <style:text-properties fo:font-variant="normal" fo:text-transform="none" fo:color="#000000" style:text-position="0% 100%" fo:font-size="15pt" fo:letter-spacing="normal" fo:font-weight="normal" officeooo:rsid="0068293d" style:font-size-asian="15pt" style:font-weight-asian="normal" style:font-size-complex="15pt" style:font-weight-complex="normal"/>
    </style:style>
    <style:style style:name="T124" style:family="text">
      <style:text-properties fo:font-variant="normal" fo:text-transform="none" fo:color="#000000" style:text-position="0% 100%" fo:font-size="15pt" fo:letter-spacing="normal" fo:font-weight="normal" officeooo:rsid="00268c4d" style:font-size-asian="15pt" style:font-weight-asian="normal" style:font-size-complex="15pt" style:font-weight-complex="normal"/>
    </style:style>
    <style:style style:name="T125" style:family="text">
      <style:text-properties fo:font-variant="normal" fo:text-transform="none" fo:color="#000000" style:text-position="0% 100%" fo:font-size="15pt" fo:letter-spacing="normal" style:font-size-asian="15pt" style:font-size-complex="15pt"/>
    </style:style>
    <style:style style:name="T126" style:family="text">
      <style:text-properties fo:font-variant="normal" fo:text-transform="none" fo:color="#000000" style:text-position="0% 100%" fo:font-size="15pt" fo:letter-spacing="normal" officeooo:rsid="0024911d" style:font-size-asian="15pt" style:font-size-complex="15pt"/>
    </style:style>
    <style:style style:name="T127" style:family="text">
      <style:text-properties fo:font-variant="normal" fo:text-transform="none" fo:color="#000000" style:text-position="0% 100%" fo:font-size="15pt" fo:letter-spacing="normal" officeooo:rsid="00268c4d" style:font-size-asian="15pt" style:font-size-complex="15pt"/>
    </style:style>
    <style:style style:name="T128" style:family="text">
      <style:text-properties fo:font-variant="normal" fo:text-transform="none" fo:color="#000000" style:text-position="sub 58%" fo:font-size="15pt" fo:letter-spacing="normal" fo:font-weight="bold" officeooo:rsid="0024911d" style:font-size-asian="15pt" style:font-weight-asian="bold" style:font-size-complex="15pt" style:font-weight-complex="bold"/>
    </style:style>
    <style:style style:name="T129" style:family="text">
      <style:text-properties fo:font-variant="normal" fo:text-transform="none" fo:color="#000000" style:text-position="sub 58%" fo:font-size="15pt" fo:letter-spacing="normal" fo:font-weight="bold" officeooo:rsid="002822f0" style:font-size-asian="15pt" style:font-weight-asian="bold" style:font-size-complex="15pt" style:font-weight-complex="bold"/>
    </style:style>
    <style:style style:name="T130" style:family="text">
      <style:text-properties officeooo:rsid="002361d1"/>
    </style:style>
    <style:style style:name="T131" style:family="text">
      <style:text-properties officeooo:rsid="002d34cb"/>
    </style:style>
    <style:style style:name="T132" style:family="text">
      <style:text-properties officeooo:rsid="00268c4d"/>
    </style:style>
    <style:style style:name="T133" style:family="text">
      <style:text-properties officeooo:rsid="002822f0"/>
    </style:style>
    <style:style style:name="T134" style:family="text">
      <style:text-properties officeooo:rsid="002e1ee3"/>
    </style:style>
    <style:style style:name="T135" style:family="text">
      <style:text-properties officeooo:rsid="0058bd4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7">OBJECTIVE :</text:span><text:span text:style-name="T100"> Our objective is to </text:span><text:span text:style-name="T101">route a droplet from source to sink by bypassing all the obstracles in minimum Time.Here we proposed ILP fromulation for that droplet routing for Square chip electrode.</text:span></text:p>
      <text:p text:style-name="P11"/>
      <text:list xml:id="list1422018745" text:style-name="L1">
        <text:list-item>
          <text:p text:style-name="P1"><text:span text:style-name="T102">We use </text:span><text:span text:style-name="T98">cross-referencing</text:span><text:span text:style-name="T102"> Biochip, which allows the control of an N × M grid array with only N + M control pins</text:span></text:p>
        </text:list-item>
      </text:list>
      <text:p text:style-name="P12"/>
      <text:p text:style-name="P15">ELECTRODE ACTIVATION CONSTRAINT</text:p>
      <text:list xml:id="list2166038046" text:style-name="L4">
        <text:list-item>
          <text:p text:style-name="P16">EC – I : <text:span text:style-name="T103">If droplet is at cell (x,y) at time t then the four diagonal a<text:tab/> <text:s text:c="4"/>djacent cell cannot be activated at time t+1.</text:span></text:p>
        </text:list-item>
        <text:list-item>
          <text:p text:style-name="P13"><text:span text:style-name="T108">EC – II : </text:span><text:span text:style-name="T104">If the droplet moves from cell (X</text:span><text:span text:style-name="T87">t</text:span><text:span text:style-name="T58"> ,Y</text:span><text:span text:style-name="T87">t</text:span><text:span text:style-name="T58">) to cell (X</text:span><text:span text:style-name="T87">t+1</text:span><text:span text:style-name="T58"> ,Y</text:span><text:span text:style-name="T87">t+1</text:span><text:span text:style-name="T58">) <text:tab/> <text:s text:c="5"/>from time t to t+1 then all the </text:span><text:span text:style-name="T59">8 neighbouring cell of <text:tab/><text:tab/> <text:s text:c="5"/></text:span><text:span text:style-name="T58">(X</text:span><text:span text:style-name="T87">t+1</text:span><text:span text:style-name="T58"> ,Y</text:span><text:span text:style-name="T87">t+1</text:span><text:span text:style-name="T58">) </text:span><text:span text:style-name="T59">can’t be activated at t+1.</text:span><text:span text:style-name="T58"><text:tab/><text:tab/> <text:s text:c="6"/><text:tab/> <text:s text:c="5"/></text:span></text:p>
        </text:list-item>
      </text:list>
      <text:p text:style-name="P12"/>
      <text:p text:style-name="P18"><text:span text:style-name="T109">NOTATIONS USED IN </text:span><text:span text:style-name="T110">ILP FORMULATION</text:span></text:p>
      <text:p text:style-name="P19"/>
      <text:list xml:id="list129378432" text:style-name="L5">
        <text:list-item>
          <text:p text:style-name="P41"><text:span text:style-name="T111">H :</text:span><text:span text:style-name="T112"> Biochip height.</text:span></text:p>
        </text:list-item>
        <text:list-item>
          <text:p text:style-name="P41"><text:span text:style-name="T111">W :</text:span><text:span text:style-name="T112"> Biochip width.</text:span></text:p>
        </text:list-item>
        <text:list-item>
          <text:p text:style-name="P41"><text:span text:style-name="T111">T :</text:span><text:span text:style-name="T112"> Maximum droplet transportation time.</text:span></text:p>
        </text:list-item>
        <text:list-item>
          <text:p text:style-name="P41"><text:span text:style-name="T111">T</text:span><text:span text:style-name="T88">l</text:span><text:span text:style-name="T60"> :</text:span><text:span text:style-name="T63"> actual maximum droplet transportation time.</text:span></text:p>
        </text:list-item>
        <text:list-item>
          <text:p text:style-name="P41"><text:span text:style-name="T60">C :</text:span><text:span text:style-name="T63"> S</text:span><text:span text:style-name="T64">et</text:span><text:span text:style-name="T63"> of all availabe cells.</text:span></text:p>
        </text:list-item>
        <text:list-item>
          <text:p text:style-name="P41"><text:span text:style-name="T61">D :</text:span><text:span text:style-name="T65"> Set of availabe diagonal cell of (x,y).</text:span></text:p>
        </text:list-item>
        <text:list-item>
          <text:p text:style-name="P41"><text:span text:style-name="T62">O :</text:span><text:span text:style-name="T66"> set of all obstracle cell.</text:span></text:p>
        </text:list-item>
        <text:list-item>
          <text:p text:style-name="P41"><text:span text:style-name="T111">(S</text:span><text:span text:style-name="T88">x</text:span><text:span text:style-name="T60">,S</text:span><text:span text:style-name="T88">y</text:span><text:span text:style-name="T60">) :</text:span><text:span text:style-name="T63"> Source location of the droplet .</text:span></text:p>
        </text:list-item>
        <text:list-item>
          <text:p text:style-name="P41"><text:span text:style-name="T60">(Sk</text:span><text:span text:style-name="T88">x</text:span><text:span text:style-name="T60">,Sk</text:span><text:span text:style-name="T88">y</text:span><text:span text:style-name="T60">) :</text:span><text:span text:style-name="T63"> Sink location of the droplet.</text:span></text:p>
        </text:list-item>
        <text:list-item>
          <text:p text:style-name="P41"><text:span text:style-name="T60">E</text:span><text:span text:style-name="T88">5</text:span><text:span text:style-name="T60">(x,y) :</text:span><text:span text:style-name="T63"> Set of cell (x,y) and it’s 4 adjacent cell.</text:span></text:p>
        </text:list-item>
        <text:list-item>
          <text:p text:style-name="P41"><text:span text:style-name="T60">E</text:span><text:span text:style-name="T88">5</text:span><text:span text:style-name="T60">(x,y) :</text:span><text:span text:style-name="T63"> Set of <text:s/>(x,y)’s 4 adjacent cell.</text:span></text:p>
        </text:list-item>
        <text:list-item>
          <text:p text:style-name="P41"><text:span text:style-name="T60">E</text:span><text:span text:style-name="T88">8</text:span><text:span text:style-name="T60">(x,y) :</text:span><text:span text:style-name="T63"> Set of cell (x,y)’s 8 adjacent cell.</text:span></text:p>
        </text:list-item>
        <text:list-item>
          <text:p text:style-name="P41"><text:span text:style-name="T60">E</text:span><text:span text:style-name="T88">9</text:span><text:span text:style-name="T60">(x,y) :</text:span><text:span text:style-name="T63"> Set of cell (x,y) and it’s 9 adjacent cell.</text:span></text:p>
        </text:list-item>
        <text:list-item>
          <text:p text:style-name="P41"><text:span text:style-name="T60">C(x,y,t) :</text:span><text:span text:style-name="T63"> 0/1 variable represents wheather the droplet present at cell (x,y) or not at time t.</text:span></text:p>
        </text:list-item>
        <text:list-item>
          <text:p text:style-name="P41"><text:span text:style-name="T39">L</text:span><text:span text:style-name="T80">X</text:span><text:span text:style-name="T92">C</text:span><text:span text:style-name="T39">(t) : </text:span><text:span text:style-name="T48">0/1 variable represents column x is set to voltage </text:span><text:span text:style-name="T40">low</text:span><text:span text:style-name="T48"> at time t.</text:span></text:p>
        </text:list-item>
        <text:list-item>
          <text:p text:style-name="P41"><text:soft-page-break/><text:span text:style-name="T39">H</text:span><text:span text:style-name="T80">X</text:span><text:span text:style-name="T92">C</text:span><text:span text:style-name="T39">(t) : </text:span><text:span text:style-name="T48">0/1 variable represents column x is set to voltage </text:span><text:span text:style-name="T41">high</text:span><text:span text:style-name="T48"> at time t.</text:span></text:p>
        </text:list-item>
        <text:list-item>
          <text:p text:style-name="P41"><text:span text:style-name="T39">L</text:span><text:span text:style-name="T80">y</text:span><text:span text:style-name="T92">r</text:span><text:span text:style-name="T39">(t) : </text:span><text:span text:style-name="T48">0/1 variable represents </text:span><text:span text:style-name="T49">row</text:span><text:span text:style-name="T48"> </text:span><text:span text:style-name="T49">y</text:span><text:span text:style-name="T48"> is set to voltage </text:span><text:span text:style-name="T40">low</text:span><text:span text:style-name="T48"> at time t.</text:span></text:p>
        </text:list-item>
        <text:list-item>
          <text:p text:style-name="P41"><text:span text:style-name="T39">H</text:span><text:span text:style-name="T80">y</text:span><text:span text:style-name="T92">r</text:span><text:span text:style-name="T39">(t) : </text:span><text:span text:style-name="T48">0/1 variable represents </text:span><text:span text:style-name="T49">row</text:span><text:span text:style-name="T48"> </text:span><text:span text:style-name="T49">y</text:span><text:span text:style-name="T48"> is set to voltage </text:span><text:span text:style-name="T42">high</text:span><text:span text:style-name="T48"> at time t.</text:span></text:p>
        </text:list-item>
        <text:list-item>
          <text:p text:style-name="P41"><text:span text:style-name="T43">a</text:span><text:span text:style-name="T81">t</text:span><text:span text:style-name="T93">x,y </text:span><text:span text:style-name="T43">: </text:span><text:span text:style-name="T50">0/1 variable represent cell (x,y) activated at time t.</text:span></text:p>
        </text:list-item>
        <text:list-item>
          <text:p text:style-name="P41"><text:span text:style-name="T44">b</text:span><text:span text:style-name="T82">1</text:span><text:span text:style-name="T94">x,y</text:span><text:span text:style-name="T44">(t) : </text:span><text:span text:style-name="T45">1 </text:span><text:span text:style-name="T51">means, <text:s/>cell (x,y) is activated and the column x is assigned to </text:span><text:span text:style-name="T45">low</text:span><text:span text:style-name="T51"> voltage and row y is assigned to </text:span><text:span text:style-name="T45">high</text:span><text:span text:style-name="T51"> voltage </text:span><text:span text:style-name="T52">at time t</text:span><text:span text:style-name="T51">.</text:span></text:p>
        </text:list-item>
        <text:list-item>
          <text:p text:style-name="P41"><text:span text:style-name="T44">b</text:span><text:span text:style-name="T83">2</text:span><text:span text:style-name="T94">x,y</text:span><text:span text:style-name="T44">(t) : </text:span><text:span text:style-name="T45">1 </text:span><text:span text:style-name="T51">means, <text:s/>cell (x,y) is activated and the column x is assigned to </text:span><text:span text:style-name="T46">high</text:span><text:span text:style-name="T51"> voltage and row y is assigned to </text:span><text:span text:style-name="T46">low</text:span><text:span text:style-name="T51"> voltage </text:span><text:span text:style-name="T53">at time t</text:span><text:span text:style-name="T51">.</text:span></text:p>
        </text:list-item>
        <text:list-item>
          <text:p text:style-name="P41"><text:span text:style-name="T47">d</text:span><text:span text:style-name="T84">t+1</text:span><text:span text:style-name="T95">x,y </text:span><text:span text:style-name="T47"><text:s/>: </text:span><text:span text:style-name="T54"><text:s/></text:span><text:span text:style-name="T55">0/1 variable represent vell (x,y) is deactivated at time t.</text:span></text:p>
        </text:list-item>
      </text:list>
      <text:p text:style-name="P42"/>
      <text:p text:style-name="P42"/>
      <text:p text:style-name="P42"/>
      <text:p text:style-name="P12"/>
      <text:p text:style-name="P17">Objective Function :</text:p>
      <text:p text:style-name="P17"><text:tab/><text:span text:style-name="T103">The goal is to minimize the latest time the droplet reaches to it’s sink.</text:span></text:p>
      <text:p text:style-name="P14"><text:tab/>minimize : T<text:span text:style-name="T70">l </text:span></text:p>
      <text:p text:style-name="P20"/>
      <text:p text:style-name="P21">Constraints of basic ILP formulation:</text:p>
      <text:p text:style-name="P21"/>
      <text:p text:style-name="P22">1. source requirement:</text:p>
      <text:p text:style-name="P24"><text:tab/>we assume that the droplet is present at its source location at time 0</text:p>
      <text:p text:style-name="P2"><text:span text:style-name="T22"><text:tab/></text:span><text:span text:style-name="T7">C(S</text:span><text:span text:style-name="T71">x</text:span><text:span text:style-name="T7">,S</text:span><text:span text:style-name="T71">y</text:span><text:span text:style-name="T7">,0) = 1 </text:span></text:p>
      <text:p text:style-name="P22"/>
      <text:p text:style-name="P22">2. Sink requirement:</text:p>
      <text:p text:style-name="P22"><text:tab/><text:span text:style-name="T103">The droplet must reach its sink. </text:span></text:p>
      <text:p text:style-name="P2"><text:span text:style-name="T22"><text:tab/></text:span><text:span text:style-name="T114"><draw:frame draw:style-name="fr1" draw:name="Object1" text:anchor-type="as-char" svg:y="-0.713cm" svg:width="3.646cm" svg:height="1.13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5">&gt;= 1</text:span></text:p>
      <text:p text:style-name="P27"/>
      <text:p text:style-name="P2"><text:span text:style-name="T120"><text:tab/></text:span><text:span text:style-name="T121">If the droplet reach its sink it should remains there. </text:span><text:span text:style-name="T122">(Let the droplet <text:tab/>reaches it’s sink at time t then it shoud be there at tim</text:span><text:span text:style-name="T123">e</text:span><text:span text:style-name="T122"> t+1)</text:span></text:p>
      <text:p text:style-name="P2"><text:span text:style-name="T120"><text:tab/></text:span><text:span text:style-name="T115">C(SK</text:span><text:span text:style-name="T128">x</text:span><text:span text:style-name="T115">,Sk</text:span><text:span text:style-name="T128">y</text:span><text:span text:style-name="T115">,t) – C(SK</text:span><text:span text:style-name="T128">x</text:span><text:span text:style-name="T115">,Sk</text:span><text:span text:style-name="T128">y</text:span><text:span text:style-name="T115">,t+1) &lt;= 0</text:span></text:p>
      <text:p text:style-name="P2"><text:span text:style-name="T115"><text:tab/><text:tab/><text:tab/><text:tab/><text:tab/><text:tab/><text:tab/><text:tab/></text:span><text:span text:style-name="T116">0&lt;= t &lt;T</text:span></text:p>
      <text:p text:style-name="P28"/>
      <text:p text:style-name="P33"><text:span text:style-name="T126">3. </text:span><text:span text:style-name="T127">Exclusivity constraint</text:span><text:span text:style-name="T126">:</text:span></text:p>
      <text:p text:style-name="P32"><text:soft-page-break/><text:tab/>At each time stamp droplet can present only at one location (as we are <text:tab/>moving droplet from one location to oter location we don’t want to split <text:tab/>the droplet)</text:p>
      <text:p text:style-name="P35"><text:span text:style-name="T124"><text:tab/></text:span><text:span text:style-name="T114"><draw:frame draw:style-name="fr1" draw:name="Object2" text:anchor-type="as-char" svg:y="-0.432cm" svg:width="2.581cm" svg:height="0.884cm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6">= 1</text:span></text:p>
      <text:p text:style-name="P35"><text:span text:style-name="T116"><text:tab/><text:tab/><text:tab/><text:tab/><text:tab/><text:tab/></text:span><text:span text:style-name="T116"><draw:frame draw:style-name="fr1" draw:name="Object3" text:anchor-type="as-char" svg:y="-0.51cm" svg:width="1.854cm" svg:height="0.504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6"> , 0&lt;= t &lt; T</text:span></text:p>
      <text:p text:style-name="P29"/>
      <text:p text:style-name="P36"><text:span text:style-name="T116">4. </text:span><text:span text:style-name="T113">Droplet transportation Time :</text:span></text:p>
      <text:p text:style-name="P36"><text:span text:style-name="T113"><text:tab/></text:span><text:span text:style-name="T119">if the droplet reaches it’s sink at time t+1 , then the time when it reaches <text:tab/>its sink can be computed as t+1 times difference between </text:span><text:span text:style-name="T113">C(x,y,t+1)</text:span><text:span text:style-name="T119"> and <text:tab/></text:span><text:span text:style-name="T113">C(x,y,t)</text:span></text:p>
      <text:p text:style-name="P37"><text:span text:style-name="T125"><text:tab/></text:span><text:span text:style-name="T117">(t+1)(</text:span><text:span text:style-name="T113">(x,y,t+1)</text:span><text:span text:style-name="T125"> <text:s/>- </text:span><text:span text:style-name="T113">(x,y,t)</text:span><text:span text:style-name="T125"> </text:span><text:span text:style-name="T117">) &lt;= T</text:span><text:span text:style-name="T129">l <text:tab/><text:tab/>, </text:span><text:span text:style-name="T116">0&lt;= t &lt; T</text:span></text:p>
      <text:p text:style-name="P29"/>
      <text:p text:style-name="P38"><text:span text:style-name="T116">5. </text:span><text:span text:style-name="T113">static fludic constraints :</text:span></text:p>
      <text:p text:style-name="P30"><text:tab/><text:span text:style-name="T105">The droplet should’t present in the obstracle cell at any point of time</text:span></text:p>
      <text:p text:style-name="P30"><text:span text:style-name="T105"><text:tab/></text:span><text:span text:style-name="T130"><draw:frame draw:style-name="fr1" draw:name="Object4" text:anchor-type="as-char" svg:y="-0.432cm" svg:width="2.97cm" svg:height="0.884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0"> </text:span><text:span text:style-name="T131">= 0 <text:s text:c="2"/>,<text:tab/><text:tab/><text:tab/><text:tab/></text:span><text:span text:style-name="T132">0&lt;= t &lt; T</text:span></text:p>
      <text:p text:style-name="P30"/>
      <text:p text:style-name="P31">6. Dynamic <text:span text:style-name="T133">fludic constraints :</text:span></text:p>
      <text:p text:style-name="P31"><text:tab/><text:span text:style-name="T103">when droplet moves it should’t enter into any obstracle cell. If a droplet <text:tab/>present in cell (x,y) at time t (Which is definately not an obstracle cell) it <text:tab/>should’t move to any obstracle cell at time t+1.</text:span></text:p>
      <text:p text:style-name="P31"><text:span text:style-name="T103"><text:tab/></text:span><text:span text:style-name="T134">C(x,y,t) + </text:span><text:span text:style-name="T130"><draw:frame draw:style-name="fr1" draw:name="Object5" text:anchor-type="as-char" svg:y="-0.432cm" svg:width="3.983cm" svg:height="0.884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0"><text:s text:c="2"/></text:span><text:span text:style-name="T134">&lt;= 1<text:tab/><text:tab/>,</text:span><text:span text:style-name="T132">0&lt;= t &lt; T</text:span></text:p>
      <text:p text:style-name="P31"><text:tab/><text:span text:style-name="T106">droplet can move any one of it’s four adjacent cell at time t+1 </text:span><text:span text:style-name="T107">(droplet <text:tab/>can’t stall)</text:span></text:p>
      <text:p text:style-name="P31"><text:span text:style-name="T106"><text:tab/></text:span><text:span text:style-name="T134">C(x,y,t) </text:span><text:span text:style-name="T135">+ </text:span><text:span text:style-name="T130"><draw:frame draw:style-name="fr1" draw:name="Object6" text:anchor-type="as-char" svg:y="-0.432cm" svg:width="4.754cm" svg:height="0.884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0"><text:s/></text:span><text:span text:style-name="T135">&lt;= 2 <text:s text:c="10"/></text:span><text:span text:style-name="T134">,</text:span><text:span text:style-name="T132">0&lt;= t &lt; T</text:span></text:p>
      <text:p text:style-name="P31"/>
      <text:p text:style-name="P2"><text:span text:style-name="T118">7. </text:span><text:span text:style-name="T97">Voltage assignment and cell activation:</text:span></text:p>
      <text:p text:style-name="P2"><text:tab/><text:span text:style-name="T100">Each row/column can be assigned one voltage (high or low) at any time. <text:tab/></text:span></text:p>
      <text:p text:style-name="P2"><text:span text:style-name="T100"><text:tab/></text:span><text:span text:style-name="T99">L</text:span><text:span text:style-name="T72">X</text:span><text:span text:style-name="T89">C</text:span><text:span text:style-name="T8">(t) + H</text:span><text:span text:style-name="T72">X</text:span><text:span text:style-name="T89">C</text:span><text:span text:style-name="T8">(t) &lt;= 1 <text:s/><text:tab/><text:tab/></text:span><text:span text:style-name="T67">0 ≤ x &lt; W, 0 ≤ t &lt; T</text:span></text:p>
      <text:p text:style-name="P2"><text:span text:style-name="T8"><text:tab/>L</text:span><text:span text:style-name="T72">y</text:span><text:span text:style-name="T89">r</text:span><text:span text:style-name="T8">(t) + H</text:span><text:span text:style-name="T72">y</text:span><text:span text:style-name="T89">r</text:span><text:span text:style-name="T8">(t) &lt;= 1<text:tab/><text:tab/></text:span><text:span text:style-name="T67">0 ≤ </text:span><text:span text:style-name="T68">y </text:span><text:span text:style-name="T67">&lt; </text:span><text:span text:style-name="T69">H</text:span><text:span text:style-name="T67">, 0 ≤ t &lt; T</text:span></text:p>
      <text:p text:style-name="P2"><text:span text:style-name="T67"/></text:p>
      <text:p text:style-name="P6"><text:span text:style-name="T67"><text:tab/></text:span><text:span text:style-name="T34">A cell is activated if and only if it is in the intersection of a row with <text:tab/>high (low) voltage and a column with low (high) voltage. </text:span></text:p>
      <text:p text:style-name="P2"><text:span text:style-name="T67"><text:tab/></text:span><text:span text:style-name="T9">(</text:span><text:span text:style-name="T8">L</text:span><text:span text:style-name="T72">X</text:span><text:span text:style-name="T89">C</text:span><text:span text:style-name="T8">(t) </text:span><text:span text:style-name="T23">and </text:span><text:span text:style-name="T8">H</text:span><text:span text:style-name="T72">y</text:span><text:span text:style-name="T89">r</text:span><text:span text:style-name="T8">(t)</text:span><text:span text:style-name="T9">) </text:span><text:span text:style-name="T23">or </text:span><text:span text:style-name="T9">(</text:span><text:span text:style-name="T8">H</text:span><text:span text:style-name="T72">X</text:span><text:span text:style-name="T89">C</text:span><text:span text:style-name="T8">(t) </text:span><text:span text:style-name="T23">and </text:span><text:span text:style-name="T8">L</text:span><text:span text:style-name="T72">y</text:span><text:span text:style-name="T89">r</text:span><text:span text:style-name="T8">(t)</text:span><text:span text:style-name="T9">) &lt;-&gt; a</text:span><text:span text:style-name="T73">t</text:span><text:span text:style-name="T90">x,y<text:tab/></text:span><text:span text:style-name="T2">∀(x, y) ∈ C, 0 ≤ t &lt; T</text:span></text:p>
      <text:p text:style-name="P39"><text:tab/></text:p>
      <text:p text:style-name="P2"><text:span text:style-name="T90"><text:tab/></text:span><text:span text:style-name="T23">We use the following five equations and two additional variables to <text:tab/>linearize constraint.</text:span></text:p>
      <text:p text:style-name="P25"/>
      <text:p text:style-name="P7"><text:span text:style-name="T90"><text:tab/></text:span><text:span text:style-name="T8">L</text:span><text:span text:style-name="T72">X</text:span><text:span text:style-name="T89">C</text:span><text:span text:style-name="T8">(t) </text:span><text:span text:style-name="T24">+</text:span><text:span text:style-name="T23"> </text:span><text:span text:style-name="T8">H</text:span><text:span text:style-name="T72">y</text:span><text:span text:style-name="T89">r</text:span><text:span text:style-name="T8">(t) – </text:span><text:span text:style-name="T10">2b</text:span><text:span text:style-name="T74">1</text:span><text:span text:style-name="T91">x,y</text:span><text:span text:style-name="T10">(t) &gt;= 0 <text:tab/></text:span><text:span text:style-name="T35">[0+0-0 ,1+0-0,0+1-0,1+1-</text:span><text:span text:style-name="T36">2</text:span><text:span text:style-name="T35">]</text:span></text:p>
      <text:p text:style-name="P8"><text:span text:style-name="T10"><text:tab/></text:span><text:span text:style-name="T8">L</text:span><text:span text:style-name="T72">X</text:span><text:span text:style-name="T89">C</text:span><text:span text:style-name="T8">(t) </text:span><text:span text:style-name="T24">+</text:span><text:span text:style-name="T23"> </text:span><text:span text:style-name="T8">H</text:span><text:span text:style-name="T72">y</text:span><text:span text:style-name="T89">r</text:span><text:span text:style-name="T8">(t) – </text:span><text:span text:style-name="T10">b</text:span><text:span text:style-name="T74">1</text:span><text:span text:style-name="T91">x,y</text:span><text:span text:style-name="T10">(t) &lt;= 1<text:tab/><text:tab/></text:span><text:span text:style-name="T35">[0+0-0 ,1+0-0,0+1-0,1+1-</text:span><text:span text:style-name="T37">1]</text:span></text:p>
      <text:p text:style-name="P2"><text:span text:style-name="T10"><text:tab/></text:span><text:span text:style-name="T8">H</text:span><text:span text:style-name="T72">X</text:span><text:span text:style-name="T89">C</text:span><text:span text:style-name="T8">(t) </text:span><text:span text:style-name="T24">+</text:span><text:span text:style-name="T23"> </text:span><text:span text:style-name="T8">L</text:span><text:span text:style-name="T72">y</text:span><text:span text:style-name="T89">r</text:span><text:span text:style-name="T8">(t) – </text:span><text:span text:style-name="T10">2b</text:span><text:span text:style-name="T74">2</text:span><text:span text:style-name="T91">x,y</text:span><text:span text:style-name="T10">(t) &gt;= 0</text:span></text:p>
      <text:p text:style-name="P2"><text:soft-page-break/><text:span text:style-name="T10"><text:tab/></text:span><text:span text:style-name="T8">H</text:span><text:span text:style-name="T72">X</text:span><text:span text:style-name="T89">C</text:span><text:span text:style-name="T8">(t) </text:span><text:span text:style-name="T24">+</text:span><text:span text:style-name="T23"> </text:span><text:span text:style-name="T8">L</text:span><text:span text:style-name="T72">y</text:span><text:span text:style-name="T89">r</text:span><text:span text:style-name="T8">(t) – </text:span><text:span text:style-name="T10">b</text:span><text:span text:style-name="T74">2</text:span><text:span text:style-name="T91">x,y</text:span><text:span text:style-name="T10">(t) </text:span><text:span text:style-name="T11">&lt;= 1</text:span></text:p>
      <text:p text:style-name="P2"><text:span text:style-name="T11"/></text:p>
      <text:p text:style-name="P9"><text:span text:style-name="T11"><text:tab/></text:span><text:span text:style-name="T38">cell (x,y) is activated then either </text:span><text:span text:style-name="T10">b</text:span><text:span text:style-name="T75">1</text:span><text:span text:style-name="T91">x,y</text:span><text:span text:style-name="T10">(t) </text:span><text:span text:style-name="T19">= 1 </text:span><text:span text:style-name="T38">or </text:span><text:span text:style-name="T10">b</text:span><text:span text:style-name="T76">2</text:span><text:span text:style-name="T91">x,y</text:span><text:span text:style-name="T10">(t) </text:span><text:span text:style-name="T19">= 1 ,</text:span><text:span text:style-name="T38"> but not both</text:span></text:p>
      <text:p text:style-name="P2"><text:span text:style-name="T11"><text:tab/></text:span><text:span text:style-name="T9">a</text:span><text:span text:style-name="T73">t</text:span><text:span text:style-name="T90">x,y </text:span><text:span text:style-name="T9">- </text:span><text:span text:style-name="T10">b</text:span><text:span text:style-name="T75">1</text:span><text:span text:style-name="T91">x,y</text:span><text:span text:style-name="T10">(t) – b</text:span><text:span text:style-name="T76">2</text:span><text:span text:style-name="T91">x,y</text:span><text:span text:style-name="T10">(t) </text:span><text:span text:style-name="T12">= 0</text:span></text:p>
      <text:p text:style-name="P23"/>
      <text:p text:style-name="P2"><text:span text:style-name="T12"><text:tab/></text:span><text:span text:style-name="T10">b</text:span><text:span text:style-name="T74">1</text:span><text:span text:style-name="T91">x,y</text:span><text:span text:style-name="T10">(t) </text:span><text:span text:style-name="T13">= 1 </text:span><text:span text:style-name="T25">means, <text:s/>cell (x,y) is activated and the column x is assigned to <text:tab/></text:span><text:span text:style-name="T13">low</text:span><text:span text:style-name="T25"> voltage and row y is assigned to </text:span><text:span text:style-name="T13">high</text:span><text:span text:style-name="T25"> voltage.</text:span></text:p>
      <text:p text:style-name="P2"><text:span text:style-name="T25"><text:tab/></text:span><text:span text:style-name="T10">b</text:span><text:span text:style-name="T77">2</text:span><text:span text:style-name="T91">x,y</text:span><text:span text:style-name="T10">(t) </text:span><text:span text:style-name="T13">= 1 </text:span><text:span text:style-name="T25">means, <text:s/>cell (x,y) is activated and the column x is assigned to <text:tab/></text:span><text:span text:style-name="T14">high</text:span><text:span text:style-name="T25"> voltage and row y is assigned to </text:span><text:span text:style-name="T14">low</text:span><text:span text:style-name="T25"> voltage.</text:span></text:p>
      <text:p text:style-name="P2"><text:span text:style-name="T25"><text:tab/></text:span><text:span text:style-name="T26">Both </text:span><text:span text:style-name="T10">b</text:span><text:span text:style-name="T74">1</text:span><text:span text:style-name="T91">x,y</text:span><text:span text:style-name="T10">(t) </text:span><text:span text:style-name="T24"><text:s/></text:span><text:span text:style-name="T26">and </text:span><text:span text:style-name="T10">b</text:span><text:span text:style-name="T78">2</text:span><text:span text:style-name="T91">x,y</text:span><text:span text:style-name="T10">(t) </text:span><text:span text:style-name="T24"><text:s/></text:span><text:span text:style-name="T26">can’t be 1 at a time.</text:span></text:p>
      <text:p text:style-name="P26"/>
      <text:p text:style-name="P26"/>
      <text:p text:style-name="P26"/>
      <text:p text:style-name="P26"/>
      <text:p text:style-name="P34"><text:span text:style-name="T57">8. </text:span><text:span text:style-name="T56">Eletrode constraint:</text:span></text:p>
      <text:p text:style-name="P40"><text:span text:style-name="T20"><text:tab/></text:span><text:span text:style-name="T15">EC – I </text:span></text:p>
      <text:p text:style-name="P2"><text:span text:style-name="T27"><text:tab/><text:tab/>C(x,y,t) + </text:span><text:span text:style-name="T28">a</text:span><text:span text:style-name="T85">t+1</text:span><text:span text:style-name="T96">x’,y’</text:span><text:span text:style-name="T27"> </text:span><text:span text:style-name="T29">&lt;= 1</text:span></text:p>
      <text:p text:style-name="P40"><text:span text:style-name="T29"><text:tab/><text:tab/><text:tab/><text:tab/><text:tab/><text:tab/><text:tab/></text:span><text:span text:style-name="T21">(x’,y’) </text:span><text:span text:style-name="T2">∈</text:span><text:span text:style-name="T3">D</text:span><text:span text:style-name="T4">(x,y)</text:span><text:span text:style-name="T3"> <text:s text:c="2"/>, </text:span><text:span text:style-name="T5">0 &lt;= t &lt; T</text:span></text:p>
      <text:p text:style-name="P40"><text:span text:style-name="T5"><text:tab/></text:span><text:span text:style-name="T1">EC – II</text:span></text:p>
      <text:p text:style-name="P5"><text:span text:style-name="T1"><text:tab/><text:tab/></text:span><text:span text:style-name="T17">C(</text:span><text:span text:style-name="T30">x,y,t</text:span><text:span text:style-name="T17">)</text:span><text:span text:style-name="T6"> </text:span><text:span text:style-name="T17">+</text:span><text:span text:style-name="T30"> </text:span><text:span text:style-name="T28">a</text:span><text:span text:style-name="T85">t+1</text:span><text:span text:style-name="T96">x’,y’</text:span><text:span text:style-name="T27"> </text:span><text:span text:style-name="T29">&lt;= 1</text:span><text:span text:style-name="T31"> <text:s text:c="2"/></text:span><text:span text:style-name="T6"><text:tab/><text:tab/></text:span><text:span text:style-name="T21">(x’,y’) </text:span><text:span text:style-name="T2">∈</text:span><text:span text:style-name="T16">E</text:span><text:span text:style-name="T79">8</text:span><text:span text:style-name="T16">(X</text:span><text:span text:style-name="T79">t+1</text:span><text:span text:style-name="T16">,Y</text:span><text:span text:style-name="T79">t+1</text:span><text:span text:style-name="T16">) , </text:span><text:span text:style-name="T3"><text:s/></text:span><text:span text:style-name="T5">0 &lt;= t &lt; T</text:span></text:p>
      <text:p text:style-name="P3"><text:span text:style-name="T16"/></text:p>
      <text:p text:style-name="P4"><text:span text:style-name="T16"><text:tab/><text:tab/></text:span><text:span text:style-name="T18">(</text:span><text:span text:style-name="T32">cell (x,y) is active at time t, and the droplet moves to cell (x</text:span><text:span text:style-name="T86">t+1</text:span><text:span text:style-name="T33">,</text:span><text:span text:style-name="T32">y</text:span><text:span text:style-name="T86">t+1</text:span><text:span text:style-name="T32">) <text:tab/><text:tab/>at time t+1, then all the eight adjacent cell of (x</text:span><text:span text:style-name="T86">t+1</text:span><text:span text:style-name="T33">,</text:span><text:span text:style-name="T32">y</text:span><text:span text:style-name="T86">t+1</text:span><text:span text:style-name="T32">) must be <text:tab/><text:tab/><text:tab/>deactivated at time t+1 <text:tab/></text:span><text:span text:style-name="T18">)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8:26:10.925240710</meta:creation-date>
    <dc:date>2021-07-27T19:49:10.131028005</dc:date>
    <meta:editing-duration>PT1H22M52S</meta:editing-duration>
    <meta:editing-cycles>15</meta:editing-cycles>
    <meta:generator>LibreOffice/6.4.7.2$Linux_X86_64 LibreOffice_project/40$Build-2</meta:generator>
    <meta:document-statistic meta:table-count="0" meta:image-count="0" meta:object-count="6" meta:page-count="4" meta:paragraph-count="80" meta:word-count="957" meta:character-count="4977" meta:non-whitespace-character-count="3943"/>
  </office:meta>
</office:document-meta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T</mi>
        </munderover>
        <mi>C</mi>
      </mrow>
      <mrow>
        <mo fence="true" stretchy="false">(</mo>
        <mrow>
          <mrow>
            <mi mathvariant="italic">SK</mi>
            <mtable>
              <mtr>
                <mtd>
                  <mrow/>
                </mtd>
              </mtr>
              <mtr>
                <mtd>
                  <mi>x</mi>
                </mtd>
              </mtr>
            </mtable>
            <mi>,</mi>
            <mi mathvariant="italic">SK</mi>
            <mtable>
              <mtr>
                <mtd>
                  <mrow/>
                </mtd>
              </mtr>
              <mtr>
                <mtd>
                  <mi>y</mi>
                </mtd>
              </mtr>
            </mtable>
            <mi>,</mi>
            <mi>t</mi>
          </mrow>
        </mrow>
        <mo fence="true" stretchy="false">)</mo>
      </mrow>
    </mrow>
    <annotation encoding="StarMath 5.0">sum from{t = 0} to{T} C( SK binom{}{x} ,SK binom{}{y},t)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under>
        <mi>C</mi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sum from{(x,y)} C( x,y,t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i>C</mi>
    </mrow>
    <annotation encoding="StarMath 5.0">( x,y ) in C</annotation>
  </semantics>
</math>
</file>

<file path=Object 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∈</mo>
            <mi>O</mi>
          </mrow>
        </munder>
        <mi>C</mi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sum from{(x,y) in O } C( x,y,t)</annotation>
  </semantics>
</math>
</file>

<file path=Object 7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x</mi>
                  <mi>'</mi>
                  <mi>,</mi>
                  <mi>y</mi>
                  <mi>'</mi>
                </mrow>
              </mrow>
              <mo fence="true" stretchy="false">)</mo>
            </mrow>
            <mo stretchy="false">∈</mo>
            <mi>O</mi>
          </mrow>
        </munder>
        <mi>C</mi>
      </mrow>
      <mrow>
        <mo fence="true" stretchy="false">(</mo>
        <mrow>
          <mrow>
            <mi>x</mi>
            <mi>'</mi>
            <mi>,</mi>
            <mi>y</mi>
            <mi>'</mi>
            <mi>,</mi>
            <mrow>
              <mi>t</mi>
              <mo stretchy="false">+</mo>
              <mn>1</mn>
            </mrow>
          </mrow>
        </mrow>
        <mo fence="true" stretchy="false">)</mo>
      </mrow>
    </mrow>
    <annotation encoding="StarMath 5.0">sum from{(x',y') in O } C( x',y',t+1)</annotation>
  </semantics>
</math>
</file>

<file path=Object 8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x</mi>
                    <mi>'</mi>
                    <mi>,</mi>
                    <mi>y</mi>
                    <mi>'</mi>
                  </mrow>
                </mrow>
                <mo fence="true" stretchy="false">)</mo>
              </mrow>
              <mo stretchy="false">∈</mo>
              <mi>E</mi>
            </mrow>
            <mn>4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under>
        <mi>C</mi>
      </mrow>
      <mrow>
        <mo fence="true" stretchy="false">(</mo>
        <mrow>
          <mrow>
            <mi>x</mi>
            <mi>'</mi>
            <mi>,</mi>
            <mi>y</mi>
            <mi>'</mi>
            <mi>,</mi>
            <mrow>
              <mi>t</mi>
              <mo stretchy="false">+</mo>
              <mn>1</mn>
            </mrow>
          </mrow>
        </mrow>
        <mo fence="true" stretchy="false">)</mo>
      </mrow>
    </mrow>
    <annotation encoding="StarMath 5.0">sum from{(x',y') in E4(x,y) } C( x',y',t+1)</annotation>
  </semantics>
</math>
</file>